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pp Name<text:s/></text:p>
      <text:p text:style-name="Normal">Hole The Food</text:p>
      <text:p text:style-name="Normal"/>
      <text:p text:style-name="Normal">Short Desc</text:p>
      <text:p text:style-name="Normal">A 3D food platformer game.</text:p>
      <text:p text:style-name="Normal"/>
      <text:p text:style-name="Normal">Full Desc</text:p>
      <text:p text:style-name="Normal">Roll, bounce and fly through over 30 levels of fun! Hole the different food into holes by tilting the map.</text:p>
      <text:p text:style-name="Normal"/>
      <text:p text:style-name="Normal">Are you good enough to complete all the levels? Or reach 3 stars in all the levels?</text:p>
      <text:p text:style-name="Normal"/>
      <text:p text:style-name="Normal">App Icon</text:p>
      <text:p text:style-name="NormalWeb"><text:span text:style-name="simple-html-contents">Your app icon must be a transparent PNG or JPEG, up to 1 MB, 512 px by 512 px, and meet our<text:s/></text:span><text:a xlink:href="https://developer.android.com/google-play/resources/icon-design-specifications" office:target-frame-name="_top" xlink:show="replace"><text:span text:style-name="Hyperlink">design specifications</text:span></text:a><text:span text:style-name="simple-html-contents"><text:s/>and<text:s/></text:span><text:a xlink:href="https://support.google.com/googleplay/android-developer/answer/9898842" office:target-frame-name="_top" xlink:show="replace"><text:span text:style-name="Hyperlink">metadata policy</text:span></text:a></text:p>
      <text:p text:style-name="Normal">DONE – Check metadata</text:p>
      <text:p text:style-name="Normal"/>
      <text:p text:style-name="Normal">Feature Graphic</text:p>
      <text:p text:style-name="NormalWeb">Your feature graphic must be a PNG or JPEG, up to 1MB, and 1,024 px by 500 px</text:p>
      <text:p text:style-name="NormalWeb">DONE</text:p>
      <text:p text:style-name="Normal"/>
      <text:p text:style-name="Normal">Phone Screenshot</text:p>
      <text:p text:style-name="NormalWeb">Upload 2-8 phone screenshots. Screenshots must be PNG or JPEG, up to 8 MB each, 16:9 or 9:16 aspect ratio, with each side between 320 px and 3,840 px</text:p>
      <text:p text:style-name="Normal"/>
      <text:p text:style-name="Normal"/>
      <text:p text:style-name="Normal">7 inch tablet screenshot</text:p>
      <text:p text:style-name="NormalWeb">Upload up to eight 7-inch tablet screenshots. Screenshots must be PNG or JPEG, up to 8 MB each, 16:9 or 9:16 aspect ratio, with each side between 320 px and 3,840 px</text:p>
      <text:p text:style-name="Normal"/>
      <text:p text:style-name="Normal">10 inch tablet screenshot</text:p>
      <text:p text:style-name="NormalWeb">Upload up to eight 10-inch tablet screenshots. Screenshots must be PNG or JPEG, up to 8 MB each, 16:9 or 9:16 aspect ratio, with each side between 320 px and 3,840 px</text:p>
      <text:p text:style-name="Normal"/>
      <text:p text:style-name="Normal"/>
      <text:p text:style-name="P2">Hall of the Mountain King by Kevin MacLeod http://incompetech.com<text:s/><text:line-break/>Creative Commons — Attribution 4.0 International — CC BY 4.0<text:s/><text:line-break/>Free Download / Stream: https://bit.ly/hall-of-the-mountain-king<text:s/><text:line-break/>Music promoted by Audio Library https://youtu.be/2RDX5sVEfs4<text:s/></text:p>
      <text:p text:style-name="Normal"/>
      <text:p text:style-name="P3">IOS Submission</text:p>
      <text:p text:style-name="Normal">Screenshot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simple-html-contents" style:display-name="simple-html-contents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7-24T01:07:00Z</meta:creation-date>
    <dc:date>2022-07-28T21:52:00Z</dc:date>
    <meta:template xlink:href="Normal.dotm" xlink:type="simple"/>
    <meta:editing-cycles>3</meta:editing-cycles>
    <meta:editing-duration>PT2340S</meta:editing-duration>
    <meta:document-statistic meta:page-count="2" meta:paragraph-count="3" meta:word-count="232" meta:character-count="1556" meta:row-count="11" meta:non-whitespace-character-count="1327"/>
  </office:meta>
</office:document-meta>
</file>